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B00000000C023E6C7C3C4B7224.png" manifest:media-type="image/png"/>
  <manifest:file-entry manifest:full-path="Pictures/10000201000004B00000000877B1D36157A444A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top="0in" fo:margin-bottom="0.139in" loext:contextual-spacing="false" fo:line-height="100%" style:page-number="1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padding="0in" fo:border="none"/>
    </style:style>
    <style:style style:name="P5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 fo:padding="0in" fo:border="non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7" style:family="paragraph" style:parent-style-name="Standard">
      <style:paragraph-properties fo:margin-top="0.278in" fo:margin-bottom="0in" loext:contextual-spacing="false" fo:line-height="100%" fo:padding="0in" fo:border="none"/>
    </style:style>
    <style:style style:name="P8" style:family="paragraph" style:parent-style-name="Heading_20_1">
      <style:paragraph-properties fo:padding="0in" fo:border="none"/>
    </style:style>
    <style:style style:name="P9" style:family="paragraph" style:parent-style-name="Heading_20_2">
      <style:paragraph-properties fo:padding="0in" fo:border="none"/>
    </style:style>
    <style:style style:name="P10" style:family="paragraph" style:parent-style-name="Title">
      <style:paragraph-properties fo:padding="0in" fo:border="none"/>
    </style:style>
    <style:style style:name="P11" style:family="paragraph" style:parent-style-name="Subtitle">
      <style:paragraph-properties fo:padding="0in" fo:border="none"/>
    </style:style>
    <style:style style:name="T1" style:family="text">
      <style:text-properties fo:color="#00ab44" fo:font-size="14pt" fo:font-weight="bold" style:font-size-asian="14pt" style:font-weight-asian="bold" style:font-size-complex="14pt"/>
    </style:style>
    <style:style style:name="T2" style:family="text">
      <style:text-properties fo:color="#00ab44"/>
    </style:style>
    <style:style style:name="T3" style:family="text">
      <style:text-properties fo:color="#353744" style:font-name="Proxima Nova" fo:font-size="36pt" style:font-name-asian="Proxima Nova1" style:font-size-asian="36pt" style:font-name-complex="Proxima Nova1" style:font-size-complex="36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style:text-position="super 58%" fo:font-size="14pt" fo:font-weight="bold" style:font-size-asian="14pt" style:font-weight-asian="bold" style:font-size-complex="14pt"/>
    </style:style>
    <style:style style:name="T6" style:family="text">
      <style:text-properties fo:color="#666666" fo:font-size="14pt" fo:font-weight="bold" style:font-size-asian="14pt" style:font-weight-asian="bold" style:font-size-complex="14pt"/>
    </style:style>
    <style:style style:name="T7" style:family="text">
      <style:text-properties style:font-name="Proxima Nova" style:font-name-asian="Proxima Nova1" style:font-name-complex="Proxima Nova1"/>
    </style:style>
    <style:style style:name="T8" style:family="text">
      <style:text-properties style:font-name="Proxima Nova" style:text-underline-style="none" style:font-name-asian="Proxima Nova1" style:font-name-complex="Proxima Nova1"/>
    </style:style>
    <style:style style:name="T9" style:family="text">
      <style:text-properties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T10" style:family="text">
      <style:text-properties style:text-underline-style="none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as-char" svg:width="6.5in" svg:height="0.0693in" draw:z-index="0"><draw:image xlink:href="Pictures/10000201000004B00000000C023E6C7C3C4B7224.png" xlink:type="simple" xlink:show="embed" xlink:actuate="onLoad" loext:mime-type="image/png"/><svg:desc>horizontal line</svg:desc></draw:frame></text:p>
      <text:p text:style-name="P2"><text:span text:style-name="T1">By Reece Dunham</text:span></text:p>
      <text:p text:style-name="P3"/>
      <text:p text:style-name="P10"><text:bookmark text:name="_5x0d5h95i329"/>lcpy Project</text:p>
      <text:p text:style-name="P11"><text:bookmark text:name="_af80tl7prv5v"/><text:span text:style-name="T4">5</text:span><text:span text:style-name="T5">th</text:span><text:span text:style-name="T4"> March 2020</text:span></text:p>
      <text:p text:style-name="P8"><text:bookmark text:name="_14mpx6a8znb7"/>OVERVIEW</text:p>
      <text:p text:style-name="P4">Python, like a number of other computer programming languages, has boolean variable support included in the standard library. <text:s/>Unlike most programming languages, Python’s booleans must be referenced in code with the first letter being uppercase, e.g. ‘True’ or ‘False’.</text:p>
      <text:p text:style-name="P8"><text:bookmark text:name="_oymnw3nlvwib"/><text:span text:style-name="T7">GOALS</text:span></text:p>
      <text:list xml:id="list2402122922" text:style-name="WWNum1">
        <text:list-item>
          <text:p text:style-name="P5">Allow Python engineers to use the lowercase versions of these booleans, and possibly other values then just the booleans in the future.</text:p>
        </text:list-item>
        <text:list-item>
          <text:p text:style-name="P6">Grant the use of said redirects to the boolean values globally, without the need for an import in each file.</text:p>
        </text:list-item>
      </text:list>
      <text:p text:style-name="P8"><text:bookmark text:name="_c5rpsdy8g2ak"/><text:span text:style-name="T7">SPECIFICATIONS</text:span></text:p>
      <text:p text:style-name="P4">In order to achieve the goals aforementioned, it was decided that variables that pointed to the real uppercase-first-letter values would work. <text:s/>In the future, a way to inject directly into the Python ‘builtins’ could prove handy in making these “proxy values” or “aliases” global. <text:s/></text:p>
      <text:p text:style-name="P8"><text:bookmark text:name="_x5u0l8hx0kbh"/>MILESTONES</text:p>
      <text:p text:style-name="P9"><text:bookmark text:name="_jltys38rhgql"/>Creation of lcbools</text:p>
      <text:p text:style-name="P4">On June 3rd, 2019, the first project with the above mentioned goals began development. <text:s/></text:p>
      <text:p text:style-name="Heading_20_2"><text:bookmark text:name="_lnny3rgeww4t"/>Deprecation of lcbools</text:p>
      <text:p text:style-name="Standard">Not too long after, on June 28th, 2019, the first project was deprecated. <text:s/>The reasoning behind this is that lcbools, both the name and the package, were limited to the lowercase booleans. <text:s/>Since this directly contradicts goal 2, the project has since been archived, and the code can be found on <text:a xlink:type="simple" xlink:href="https://pypi.org/project/lcbools" text:style-name="ListLabel_20_10" text:visited-style-name="ListLabel_20_10"><text:span text:style-name="T11">PyPI</text:span></text:a>, <text:a xlink:type="simple" xlink:href="https://github.com/RDIL/lcbools" text:style-name="ListLabel_20_10" text:visited-style-name="ListLabel_20_10"><text:span text:style-name="T11">GitHub</text:span></text:a>, or <text:a xlink:type="simple" xlink:href="https://gitlab.com/rdil/lowercase_booleans" text:style-name="ListLabel_20_10" text:visited-style-name="ListLabel_20_10"><text:span text:style-name="T11">GitLab</text:span></text:a>. <text:s/></text:p>
      <text:p text:style-name="P9"><text:bookmark text:name="_6x8rkjwa8fzc"/>Creation of lcpy</text:p>
      <text:p text:style-name="P4">On the same day as the deprecation of lcbools, tag 1.0.0 of lcpy was released. <text:s/></text:p>
      <text:p text:style-name="Heading_20_2"><text:bookmark text:name="_g0qvrbnmq9ma"/>lcpy 2</text:p>
      <text:p text:style-name="Standard">On December 2nd of 2019, versions 2.0.0 (adding a lot of exception names in full-lowercase) was released, followed by 2.0.1 (a minor patch to fix some broken documentation links). <text:s/></text:p>
      <text:p text:style-name="Heading_20_1"><text:bookmark text:name="_3aeed3pcf8c0"/>CONCLUSION</text:p>
      <text:p text:style-name="Standard">At the time of writing this, the library has stable releases out, with more work that can be done in the future. <text:s/></text:p>
      <text:p text:style-name="Heading_20_1"><text:bookmark text:name="_j0tibo93wpie"/>COPYRIGHT</text:p>
      <text:p text:style-name="Standard">This document has been placed in the public domai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53744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353744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3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/>
      <style:text-properties fo:color="#353744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/>
      <style:text-properties fo:color="#00ab44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/>
      <style:text-properties fo:font-size="13pt" style:font-size-asian="13pt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/>
      <style:text-properties fo:color="#353744" fo:font-size="36pt" style:font-size-asian="36pt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fo:color="#666666" fo:font-size="13pt" style:font-size-asian="13pt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Proxima Nova" fo:font-family="'Proxima Nova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100%" fo:padding="0in" fo:border="none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</style:style>
    <style:style style:name="MP3" style:family="paragraph" style:parent-style-name="Standard">
      <style:paragraph-properties fo:padding="0in" fo:border="none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2.png" text:anchor-type="as-char" svg:width="6.5in" svg:height="0.0417in" draw:z-index="0"><draw:image xlink:href="Pictures/10000201000004B00000000877B1D36157A444AB.png" xlink:type="simple" xlink:show="embed" xlink:actuate="onLoad" loext:mime-type="image/png"/><svg:desc>horizontal line</svg:desc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25" meta:word-count="296" meta:character-count="1794" meta:non-whitespace-character-count="1507"/>
    <meta:generator>LibreOfficeDev/6.0.5.2$Linux_X86_64 LibreOffice_project/</meta:generator>
  </office:meta>
</office:document-meta>
</file>